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CJK KR Light" svg:font-family="'Noto Sans CJK KR Light'"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e84f"/>
    </style:style>
    <style:style style:name="P2" style:family="paragraph" style:parent-style-name="Normal">
      <style:text-properties officeooo:rsid="00072d29" officeooo:paragraph-rsid="00072d29"/>
    </style:style>
    <style:style style:name="T1" style:family="text">
      <style:text-properties officeooo:rsid="00014a7c"/>
    </style:style>
    <style:style style:name="T2" style:family="text">
      <style:text-properties fo:color="#000000" officeooo:rsid="00014a7c"/>
    </style:style>
    <style:style style:name="T3" style:family="text">
      <style:text-properties officeooo:rsid="00023833"/>
    </style:style>
    <style:style style:name="T4" style:family="text">
      <style:text-properties officeooo:rsid="0003aebb"/>
    </style:style>
    <style:style style:name="T5" style:family="text">
      <style:text-properties officeooo:rsid="0006891d"/>
    </style:style>
    <style:style style:name="T6" style:family="text">
      <style:text-properties officeooo:rsid="00072d29"/>
    </style:style>
    <style:style style:name="T7" style:family="text">
      <style:text-properties officeooo:rsid="00075090"/>
    </style:style>
    <style:style style:name="T8" style:family="text">
      <style:text-properties officeooo:rsid="0007b5b1"/>
    </style:style>
    <style:style style:name="T9" style:family="text">
      <style:text-properties officeooo:rsid="0007e84f"/>
    </style:style>
    <style:style style:name="T10" style:family="text">
      <style:text-properties officeooo:rsid="0007ee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1) Tell us about the world as you see it.</text:p>
      <text:p text:style-name="Normal">(A description of the status quo and context in which you will be working)</text:p>
      <text:p text:style-name="Normal"><text:span text:style-name="T1">On average, the world is improving every day – the poor are less poor, the sick less sick, and the hungry less hungry. While true for our species as a whole, there remain peaks and valleys in different parts of the world, often legacies of historical theft and oppression. The Gaza Strip is one such valley, forced backward decades in health outcomes for purely political reasons. Even within the richest countries such as Canada, there are valleys of poor access to health care that disproportionately </text:span><text:span text:style-name="T2">impact populations that are more rural, more poor, more aboriginal and more coloured, perpetuating cycles of poverty and disenfranchisement.</text:span></text:p>
      <text:p text:style-name="Normal"/>
      <text:p text:style-name="Normal">The high cost of modern diagnostic and therapeutic devices limits access for many providers in the developed world, where there may be fewer devices than are needed. In low- and middle-income communities, however, devices are often completely unavailable. This dichotomy results in a lower standard of care for people served by these institutions compared to richer ones. Plainly, it means that my colleagues <text:span text:style-name="T3">and I </text:span>are unable to care for our patients like we know we should.</text:p>
      <text:p text:style-name="Normal"/>
      <text:p text:style-name="Normal">The <text:span text:style-name="T4">medical device industry is not designed to maximize timely access to devices. Current economic models are based on manufactured scarcity derived from patent-driven monopolies and other anticompetitive practices. Economic austerity measures affecting universities and non-commercial scientists have further restricted the research, development and innovation of devices that do not immediately generate profit for their institutions. </text:span>This state of affairs leads to unnecessary disenfranchisement and poor health, and impedes innovation.</text:p>
      <text:p text:style-name="Normal"/>
      <text:p text:style-name="Normal">2) What change do you want to make in the world?</text:p>
      <text:p text:style-name="Normal">(A description of what you want to change about the status quo, in the world, your personal vision for this area)</text:p>
      <text:p text:style-name="Normal"/>
      <text:p text:style-name="Normal">I want to create low-cost, high-quality, open-access and universally accessible medical devices to end the asymmetry of care. <text:span text:style-name="T5">By doing this successfully with a few important devices, I want to </text:span>prove that open medical hardware is not only viable, but the best approach to creating and disseminating off-patent devices.</text:p>
      <text:p text:style-name="Normal"/>
      <text:p text:style-name="Normal">I want these devices <text:span text:style-name="T6">validated in rigorous clinical settings, and </text:span>certified by regulatory authorities of developed countries. <text:span text:style-name="T6">This will allow</text:span> patients and providers everywhere <text:span text:style-name="T6">to </text:span>be confident in their quality.</text:p>
      <text:p text:style-name="Normal"/>
      <text:p text:style-name="Normal">I want to mobilize doctors, nurses, students and others to help by shifting their relationship from passive consumers of medical devices to active participants, advocates and creators of accessible alternatives.</text:p>
      <text:p text:style-name="Normal"/>
      <text:p text:style-name="P2">I want these high quality off-patent devices to be manufactured by current generic hardware manufacturers who are currently making unacceptably poor devices for the same cost. This will eventually <text:span text:style-name="T8">commodify these devices and </text:span>exert downward pressure on prices for high-quality premium brands and increase overall availability.</text:p>
      <text:p text:style-name="Normal"/>
      <text:p text:style-name="Normal"><text:span text:style-name="T7">3</text:span>) What are you going to do to get there?</text:p>
      <text:p text:style-name="Normal">(A description of what you actually plan to do during the year)</text:p>
      <text:p text:style-name="Normal">Our team created an open access 3D-printed stethoscope as a mature proof-of-concept for the open source medical hardware model. This stethoscope is based on a design whose patent expired decades ago, and costs USD$2.83, a small fraction of the USD$200 gold standard.</text:p>
      <text:p text:style-name="Normal"><text:soft-page-break/></text:p>
      <text:p text:style-name="Normal">During the <text:span text:style-name="T9">first </text:span>year <text:span text:style-name="T9">of my fellowship, I oversaw </text:span>the creation and dissemination of <text:span text:style-name="T9">hundreds of these </text:span>open source stethoscopes in both Canada and the Gaza strip, distributing them to physicians and nurses as kits rather than assembled products. In Gaza, the ten thousand stethoscopes required for the strip will take several <text:span text:style-name="T9">more </text:span>years to produce using the limited 3D printers available and will need funding by donations and grants.</text:p>
      <text:p text:style-name="P1"/>
      <text:p text:style-name="Normal"><text:span text:style-name="T9">Also during this past year, our team </text:span>complete<text:span text:style-name="T9">d</text:span> an open source pulse oximeter that costs USD $25 (the gold standard Nellcor costs ~USD$1000). <text:span text:style-name="T9">This device was engineered in collaboration with Shuttleworth Foundation Fellow Luka Mustafa and the IRNAS team. Over the next year, we will calibrate and </text:span>validate it on human volunteers, an experiment for which we received ethics approval ( https://clinicaltrials.gov/ct2/show/NCT02846974 ). Regulatory approval, <text:span text:style-name="T9">publication and distribution will follow</text:span>.</text:p>
      <text:p text:style-name="Normal"/>
      <text:p text:style-name="Normal"><text:span text:style-name="T10">We began work on an open source electrocardiogram (ECG) based on MobilECG</text:span>. <text:span text:style-name="T10">Together with the IRNAS team, we hope to re-engineer this device to make it possible to manufacture in low-resource settings. Once engineered, the ECG will also have to be validated, submitted for regulatory approval, and deployed.</text:span></text:p>
      <text:p text:style-name="Normal"/>
      <text:p text:style-name="Normal"><text:span text:style-name="T7">4</text:span>) What challenges or uncertainties do you expect to face?</text:p>
      <text:p text:style-name="Normal">Three challenges might sink this project. The most important is whether openly created medical devices can maintain the expected high standards and reliability even when created by people in other parts of the world who might not be directly connected to the device’s creators. If the answer is “no”, this is a serious and fundamental flaw, as it would reduce the impact of the project to only a handful of places or people.</text:p>
      <text:p text:style-name="Normal"/>
      <text:p text:style-name="Normal">Practically, most knowledge on biomedical device creation, validation and regulation is locked up in the traditional medical device manufacturing industry. It is a challenge to find and develop a cadre of engineers with both the practical and philosophical traits needed to work on a project such as this. This challenge will be solved over time as the feasibility of the idea is proved. However, it means uncertain timelines presently, as a large amount of time and energy is spent seeking suitable engineers. One solution has been to turn to academic engineers such as Dr. Hanan Anis, but this solution has several problems.</text:p>
      <text:p text:style-name="Normal"/>
      <text:p text:style-name="Normal">Regulatory hurdles are another problem. We try to deal with this by starting with simple (class I) devices and moving up until we reach the most difficult devices (class IV). However, important regulation for medical devices that makes them safer is notoriously arcane and might require significant and unexpected effort to satisfy.</text:p>
      <text:p text:style-name="Normal"/>
      <text:p text:style-name="Normal"><text:span text:style-name="T7">5</text:span>) What part does openness play in your idea?</text:p>
      <text:p text:style-name="Normal">Openness is the foundation of this idea, not an optional component. It enables us to create devices devices by improving and innovating the hard work of others rather than starting from scratch.</text:p>
      <text:p text:style-name="Normal"/>
      <text:p text:style-name="Normal">In academic terms, our work depends on “green” open access - openly published patent information, previous research and collaboration from physicians and researchers. In technological terms, we chose a stack that is dogmatically Free/libre, not just open source. There are philosophical reasons for this, but the practical advantages are real and drive the decision.</text:p>
      <text:p text:style-name="Normal"/>
      <text:p text:style-name="Normal"><text:soft-page-break/>In the case of the stethoscope, we benefit from over a hundred years of patents and research, but also from Josef Prusa openly distributing his 3D printer design that we can build in Canada and Gaza from easily available parts. This is also true of the pulse oximeter, where we benefit from the accumulated work on Arduinos in addition to the extensive body of literature.</text:p>
      <text:p text:style-name="Normal"/>
      <text:p text:style-name="Normal">We cannot tailor our devices to all use-cases. Releasing devices openly means that users in other parts of the world with sometimes radically different needs can modify the device as they see fit. This idea is not only impractical, but impossible without being Free.</text:p>
      <text:p text:style-name="Normal"/>
      <text:p text:style-name="Normal">In terms of philosophy, releasing all devices as Open Hardware License / GPLv3 compliant means we are creating devices and a culture independent of our future selves and temptations. If I should sink into the sea or sell out, others can pick up relevant parts of the work and continue them. This is not an innovation of my duties as an academic physician, but a realization of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CJK KR Light" svg:font-family="'Noto Sans CJK KR Light'"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07:07:04.757147448</meta:creation-date>
    <dc:date>2017-11-02T09:22:10.049427870</dc:date>
    <meta:editing-duration>PT1H23M16S</meta:editing-duration>
    <meta:editing-cycles>11</meta:editing-cycles>
    <meta:generator>LibreOffice/5.3.1.2$Linux_X86_64 LibreOffice_project/30m0$Build-2</meta:generator>
    <meta:document-statistic meta:table-count="0" meta:image-count="0" meta:object-count="0" meta:page-count="3" meta:paragraph-count="27" meta:word-count="1222" meta:character-count="7664" meta:non-whitespace-character-count="6468"/>
  </office:meta>
</office:document-meta>
</file>